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0.635294">
            <text:p>0.635294</text:p>
          </table:table-cell>
          <table:table-cell table:formula="of:=1-[.E1]" office:value-type="float" office:value="0.244186">
            <text:p>0.244186</text:p>
          </table:table-cell>
          <table:table-cell/>
          <table:table-cell office:value-type="float" office:value="0.755814">
            <text:p>0.755814</text:p>
          </table:table-cell>
          <table:table-cell table:number-columns-repeated="2"/>
          <table:table-cell office:value-type="string">
            <text:p>True Positive</text:p>
          </table:table-cell>
          <table:table-cell>
            <draw:frame table:end-cell-address="Sheet1.O27" table:end-x="0.7591in" table:end-y="0.1071in" draw:z-index="0" draw:style-name="gr1" svg:width="5.3161in" svg:height="4.6516in" svg:x="0.7768in" svg:y="0.0602in">
              <draw:object draw:notify-on-update-of-ranges="Sheet1.H1:Sheet1.H1 Sheet1.A1:Sheet1.A20 Sheet1.H1:Sheet1.H1 Sheet1.B1:Sheet1.B20 Sheet1.A1:Sheet1.A20 Sheet1.H2:Sheet1.H2 Sheet1.C1:Sheet1.C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23529">
            <text:p>0.623529</text:p>
          </table:table-cell>
          <table:table-cell table:formula="of:=1-[.E2]" office:value-type="float" office:value="0.290698">
            <text:p>0.290698</text:p>
          </table:table-cell>
          <table:table-cell/>
          <table:table-cell office:value-type="float" office:value="0.709302">
            <text:p>0.709302</text:p>
          </table:table-cell>
          <table:table-cell table:number-columns-repeated="2"/>
          <table:table-cell office:value-type="string">
            <text:p>False Positive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47059">
            <text:p>0.647059</text:p>
          </table:table-cell>
          <table:table-cell table:formula="of:=1-[.E3]" office:value-type="float" office:value="0.139535">
            <text:p>0.139535</text:p>
          </table:table-cell>
          <table:table-cell/>
          <table:table-cell office:value-type="float" office:value="0.860465">
            <text:p>0.860465</text:p>
          </table:table-cell>
          <table:table-cell table:number-columns-repeated="2"/>
          <table:table-cell office:value-type="string">
            <text:p>Surf Results for Test Set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70588">
            <text:p>0.670588</text:p>
          </table:table-cell>
          <table:table-cell table:formula="of:=1-[.E4]" office:value-type="float" office:value="0.244186">
            <text:p>0.244186</text:p>
          </table:table-cell>
          <table:table-cell/>
          <table:table-cell office:value-type="float" office:value="0.755814">
            <text:p>0.755814</text:p>
          </table:table-cell>
          <table:table-cell table:number-columns-repeated="2"/>
          <table:table-cell office:value-type="string">
            <text:p>Dictionary Size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52941">
            <text:p>0.752941</text:p>
          </table:table-cell>
          <table:table-cell table:formula="of:=1-[.E5]" office:value-type="float" office:value="0.27907">
            <text:p>0.27907</text:p>
          </table:table-cell>
          <table:table-cell/>
          <table:table-cell office:value-type="float" office:value="0.72093">
            <text:p>0.72093</text:p>
          </table:table-cell>
          <table:table-cell table:number-columns-repeated="2"/>
          <table:table-cell office:value-type="string">
            <text:p>Precision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76471">
            <text:p>0.776471</text:p>
          </table:table-cell>
          <table:table-cell table:formula="of:=1-[.E6]" office:value-type="float" office:value="0.232558">
            <text:p>0.232558</text:p>
          </table:table-cell>
          <table:table-cell/>
          <table:table-cell office:value-type="float" office:value="0.767442">
            <text:p>0.767442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52941">
            <text:p>0.752941</text:p>
          </table:table-cell>
          <table:table-cell table:formula="of:=1-[.E7]" office:value-type="float" office:value="0.267442">
            <text:p>0.267442</text:p>
          </table:table-cell>
          <table:table-cell/>
          <table:table-cell office:value-type="float" office:value="0.732558">
            <text:p>0.732558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776471">
            <text:p>0.776471</text:p>
          </table:table-cell>
          <table:table-cell table:formula="of:=1-[.E8]" office:value-type="float" office:value="0.313953">
            <text:p>0.313953</text:p>
          </table:table-cell>
          <table:table-cell/>
          <table:table-cell office:value-type="float" office:value="0.686047">
            <text:p>0.686047</text:p>
          </table:table-cell>
          <table:table-cell table:number-columns-repeated="4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8">
            <text:p>0.8</text:p>
          </table:table-cell>
          <table:table-cell table:formula="of:=1-[.E9]" office:value-type="float" office:value="0.313953">
            <text:p>0.313953</text:p>
          </table:table-cell>
          <table:table-cell/>
          <table:table-cell office:value-type="float" office:value="0.686047">
            <text:p>0.686047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811765">
            <text:p>0.811765</text:p>
          </table:table-cell>
          <table:table-cell table:formula="of:=1-[.E10]" office:value-type="float" office:value="0.337209">
            <text:p>0.337209</text:p>
          </table:table-cell>
          <table:table-cell/>
          <table:table-cell office:value-type="float" office:value="0.662791">
            <text:p>0.662791</text:p>
          </table:table-cell>
          <table:table-cell table:number-columns-repeated="4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835294">
            <text:p>0.835294</text:p>
          </table:table-cell>
          <table:table-cell table:formula="of:=1-[.E11]" office:value-type="float" office:value="0.395349">
            <text:p>0.395349</text:p>
          </table:table-cell>
          <table:table-cell/>
          <table:table-cell office:value-type="float" office:value="0.604651">
            <text:p>0.604651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858824">
            <text:p>0.858824</text:p>
          </table:table-cell>
          <table:table-cell table:formula="of:=1-[.E12]" office:value-type="float" office:value="0.337209">
            <text:p>0.337209</text:p>
          </table:table-cell>
          <table:table-cell/>
          <table:table-cell office:value-type="float" office:value="0.662791">
            <text:p>0.662791</text:p>
          </table:table-cell>
          <table:table-cell table:number-columns-repeated="4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870588">
            <text:p>0.870588</text:p>
          </table:table-cell>
          <table:table-cell table:formula="of:=1-[.E13]" office:value-type="float" office:value="0.488372">
            <text:p>0.488372</text:p>
          </table:table-cell>
          <table:table-cell/>
          <table:table-cell office:value-type="float" office:value="0.511628">
            <text:p>0.511628</text:p>
          </table:table-cell>
          <table:table-cell table:number-columns-repeated="4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823529">
            <text:p>0.823529</text:p>
          </table:table-cell>
          <table:table-cell table:formula="of:=1-[.E14]" office:value-type="float" office:value="0.465116">
            <text:p>0.465116</text:p>
          </table:table-cell>
          <table:table-cell/>
          <table:table-cell office:value-type="float" office:value="0.534884">
            <text:p>0.534884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858824">
            <text:p>0.858824</text:p>
          </table:table-cell>
          <table:table-cell table:formula="of:=1-[.E15]" office:value-type="float" office:value="0.395349">
            <text:p>0.395349</text:p>
          </table:table-cell>
          <table:table-cell/>
          <table:table-cell office:value-type="float" office:value="0.604651">
            <text:p>0.604651</text:p>
          </table:table-cell>
          <table:table-cell table:number-columns-repeated="4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858824">
            <text:p>0.858824</text:p>
          </table:table-cell>
          <table:table-cell table:formula="of:=1-[.E16]" office:value-type="float" office:value="0.418605">
            <text:p>0.418605</text:p>
          </table:table-cell>
          <table:table-cell/>
          <table:table-cell office:value-type="float" office:value="0.581395">
            <text:p>0.581395</text:p>
          </table:table-cell>
          <table:table-cell table:number-columns-repeated="4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870588">
            <text:p>0.870588</text:p>
          </table:table-cell>
          <table:table-cell table:formula="of:=1-[.E17]" office:value-type="float" office:value="0.453488">
            <text:p>0.453488</text:p>
          </table:table-cell>
          <table:table-cell/>
          <table:table-cell office:value-type="float" office:value="0.546512">
            <text:p>0.546512</text:p>
          </table:table-cell>
          <table:table-cell table:number-columns-repeated="4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870588">
            <text:p>0.870588</text:p>
          </table:table-cell>
          <table:table-cell table:formula="of:=1-[.E18]" office:value-type="float" office:value="0.453488">
            <text:p>0.453488</text:p>
          </table:table-cell>
          <table:table-cell/>
          <table:table-cell office:value-type="float" office:value="0.546512">
            <text:p>0.546512</text:p>
          </table:table-cell>
          <table:table-cell table:number-columns-repeated="4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894118">
            <text:p>0.894118</text:p>
          </table:table-cell>
          <table:table-cell table:formula="of:=1-[.E19]" office:value-type="float" office:value="0.430233">
            <text:p>0.430233</text:p>
          </table:table-cell>
          <table:table-cell/>
          <table:table-cell office:value-type="float" office:value="0.569767">
            <text:p>0.569767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870588">
            <text:p>0.870588</text:p>
          </table:table-cell>
          <table:table-cell table:formula="of:=1-[.E20]" office:value-type="float" office:value="0.418605">
            <text:p>0.418605</text:p>
          </table:table-cell>
          <table:table-cell/>
          <table:table-cell office:value-type="float" office:value="0.581395">
            <text:p>0.581395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517647">
            <text:p>0.517647</text:p>
          </table:table-cell>
          <table:table-cell table:formula="of:=1-[.E24]" office:value-type="float" office:value="0.244186">
            <text:p>0.244186</text:p>
          </table:table-cell>
          <table:table-cell/>
          <table:table-cell office:value-type="float" office:value="0.755814">
            <text:p>0.755814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564706">
            <text:p>0.564706</text:p>
          </table:table-cell>
          <table:table-cell table:formula="of:=1-[.E25]" office:value-type="float" office:value="0.255814">
            <text:p>0.255814</text:p>
          </table:table-cell>
          <table:table-cell/>
          <table:table-cell office:value-type="float" office:value="0.744186">
            <text:p>0.744186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529412">
            <text:p>0.529412</text:p>
          </table:table-cell>
          <table:table-cell table:formula="of:=1-[.E26]" office:value-type="float" office:value="0.22093">
            <text:p>0.22093</text:p>
          </table:table-cell>
          <table:table-cell/>
          <table:table-cell office:value-type="float" office:value="0.77907">
            <text:p>0.77907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682353">
            <text:p>0.682353</text:p>
          </table:table-cell>
          <table:table-cell table:formula="of:=1-[.E27]" office:value-type="float" office:value="0.186047">
            <text:p>0.186047</text:p>
          </table:table-cell>
          <table:table-cell/>
          <table:table-cell office:value-type="float" office:value="0.813953">
            <text:p>0.813953</text:p>
          </table:table-cell>
          <table:table-cell/>
          <table:table-cell>
            <draw:frame table:end-cell-address="Sheet1.M55" table:end-x="0.3902in" table:end-y="0.0315in" draw:z-index="1" draw:style-name="gr1" svg:width="5.576in" svg:height="4.8787in" svg:x="0.1484in" svg:y="0.1118in">
              <draw:object draw:notify-on-update-of-ranges="Sheet1.A24:Sheet1.A43 Sheet1.H1:Sheet1.H1 Sheet1.B24:Sheet1.B43 Sheet1.A24:Sheet1.A43 Sheet1.H2:Sheet1.H2 Sheet1.C24:Sheet1.C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764706">
            <text:p>0.764706</text:p>
          </table:table-cell>
          <table:table-cell table:formula="of:=1-[.E28]" office:value-type="float" office:value="0.290698">
            <text:p>0.290698</text:p>
          </table:table-cell>
          <table:table-cell/>
          <table:table-cell office:value-type="float" office:value="0.709302">
            <text:p>0.709302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776471">
            <text:p>0.776471</text:p>
          </table:table-cell>
          <table:table-cell table:formula="of:=1-[.E29]" office:value-type="float" office:value="0.372093">
            <text:p>0.372093</text:p>
          </table:table-cell>
          <table:table-cell/>
          <table:table-cell office:value-type="float" office:value="0.627907">
            <text:p>0.627907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">
            <text:p>0.8</text:p>
          </table:table-cell>
          <table:table-cell table:formula="of:=1-[.E30]" office:value-type="float" office:value="0.406977">
            <text:p>0.406977</text:p>
          </table:table-cell>
          <table:table-cell/>
          <table:table-cell office:value-type="float" office:value="0.593023">
            <text:p>0.593023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694118">
            <text:p>0.694118</text:p>
          </table:table-cell>
          <table:table-cell table:formula="of:=1-[.E31]" office:value-type="float" office:value="0.302326">
            <text:p>0.302326</text:p>
          </table:table-cell>
          <table:table-cell/>
          <table:table-cell office:value-type="float" office:value="0.697674">
            <text:p>0.697674</text:p>
          </table:table-cell>
          <table:table-cell table:number-columns-repeated="4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564706">
            <text:p>0.564706</text:p>
          </table:table-cell>
          <table:table-cell table:formula="of:=1-[.E32]" office:value-type="float" office:value="0.302326">
            <text:p>0.302326</text:p>
          </table:table-cell>
          <table:table-cell/>
          <table:table-cell office:value-type="float" office:value="0.697674">
            <text:p>0.697674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670588">
            <text:p>0.670588</text:p>
          </table:table-cell>
          <table:table-cell table:formula="of:=1-[.E33]" office:value-type="float" office:value="0.290698">
            <text:p>0.290698</text:p>
          </table:table-cell>
          <table:table-cell/>
          <table:table-cell office:value-type="float" office:value="0.709302">
            <text:p>0.709302</text:p>
          </table:table-cell>
          <table:table-cell table:number-columns-repeated="4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.623529">
            <text:p>0.623529</text:p>
          </table:table-cell>
          <table:table-cell table:formula="of:=1-[.E34]" office:value-type="float" office:value="0.267442">
            <text:p>0.267442</text:p>
          </table:table-cell>
          <table:table-cell/>
          <table:table-cell office:value-type="float" office:value="0.732558">
            <text:p>0.732558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0.682353">
            <text:p>0.682353</text:p>
          </table:table-cell>
          <table:table-cell table:formula="of:=1-[.E35]" office:value-type="float" office:value="0.232558">
            <text:p>0.232558</text:p>
          </table:table-cell>
          <table:table-cell/>
          <table:table-cell office:value-type="float" office:value="0.767442">
            <text:p>0.767442</text:p>
          </table:table-cell>
          <table:table-cell table:number-columns-repeated="4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0.611765">
            <text:p>0.611765</text:p>
          </table:table-cell>
          <table:table-cell table:formula="of:=1-[.E36]" office:value-type="float" office:value="0.232558">
            <text:p>0.232558</text:p>
          </table:table-cell>
          <table:table-cell/>
          <table:table-cell office:value-type="float" office:value="0.767442">
            <text:p>0.767442</text:p>
          </table:table-cell>
          <table:table-cell table:number-columns-repeated="4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0.6">
            <text:p>0.6</text:p>
          </table:table-cell>
          <table:table-cell table:formula="of:=1-[.E37]" office:value-type="float" office:value="0.174419">
            <text:p>0.174419</text:p>
          </table:table-cell>
          <table:table-cell/>
          <table:table-cell office:value-type="float" office:value="0.825581">
            <text:p>0.825581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.588235">
            <text:p>0.588235</text:p>
          </table:table-cell>
          <table:table-cell table:formula="of:=1-[.E38]" office:value-type="float" office:value="0.209302">
            <text:p>0.209302</text:p>
          </table:table-cell>
          <table:table-cell/>
          <table:table-cell office:value-type="float" office:value="0.790698">
            <text:p>0.790698</text:p>
          </table:table-cell>
          <table:table-cell table:number-columns-repeated="4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0.564706">
            <text:p>0.564706</text:p>
          </table:table-cell>
          <table:table-cell table:formula="of:=1-[.E39]" office:value-type="float" office:value="0.197674">
            <text:p>0.197674</text:p>
          </table:table-cell>
          <table:table-cell/>
          <table:table-cell office:value-type="float" office:value="0.802326">
            <text:p>0.802326</text:p>
          </table:table-cell>
          <table:table-cell table:number-columns-repeated="4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0.576471">
            <text:p>0.576471</text:p>
          </table:table-cell>
          <table:table-cell table:formula="of:=1-[.E40]" office:value-type="float" office:value="0.162791">
            <text:p>0.162791</text:p>
          </table:table-cell>
          <table:table-cell/>
          <table:table-cell office:value-type="float" office:value="0.837209">
            <text:p>0.837209</text:p>
          </table:table-cell>
          <table:table-cell table:number-columns-repeated="4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0.588235">
            <text:p>0.588235</text:p>
          </table:table-cell>
          <table:table-cell table:formula="of:=1-[.E41]" office:value-type="float" office:value="0.162791">
            <text:p>0.162791</text:p>
          </table:table-cell>
          <table:table-cell/>
          <table:table-cell office:value-type="float" office:value="0.837209">
            <text:p>0.837209</text:p>
          </table:table-cell>
          <table:table-cell table:number-columns-repeated="4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0.517647">
            <text:p>0.517647</text:p>
          </table:table-cell>
          <table:table-cell table:formula="of:=1-[.E42]" office:value-type="float" office:value="0.162791">
            <text:p>0.162791</text:p>
          </table:table-cell>
          <table:table-cell/>
          <table:table-cell office:value-type="float" office:value="0.837209">
            <text:p>0.837209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494118">
            <text:p>0.494118</text:p>
          </table:table-cell>
          <table:table-cell table:formula="of:=1-[.E43]" office:value-type="float" office:value="0.174419">
            <text:p>0.174419</text:p>
          </table:table-cell>
          <table:table-cell/>
          <table:table-cell office:value-type="float" office:value="0.825581">
            <text:p>0.825581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11/04/2010</text:date>, <text:time>09:5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Leblanc</meta:initial-creator>
    <meta:creation-date>2010-11-04T08:46:53</meta:creation-date>
    <dc:date>2010-11-04T09:59:57</dc:date>
    <dc:creator>David Leblanc</dc:creator>
    <meta:editing-duration>PT00H57M54S</meta:editing-duration>
    <meta:editing-cycles>1</meta:editing-cycles>
    <meta:document-statistic meta:table-count="3" meta:cell-count="165" meta:object-count="2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4cm" svg:height="11.816cm" xlink:href=".." chart:class="chart:scatter" chart:style-name="ch1">
        <chart:title svg:x="3.14cm" svg:y="0.237cm" chart:style-name="ch2">
          <text:p>Results for the Test Set using SURF</text:p>
        </chart:title>
        <chart:legend chart:legend-position="end" svg:x="10.785cm" svg:y="5.439cm" chart:style-name="ch3"/>
        <chart:plot-area chart:style-name="ch4" table:cell-range-address="Sheet1.H1:Sheet1.H2 Sheet1.A1:Sheet1.C20" chart:data-source-has-labels="both" svg:x="0.339cm" svg:y="0.976cm" svg:width="10.177cm" svg:height="10.333cm">
          <chart:axis chart:dimension="x" chart:name="primary-x" chart:style-name="ch5">
            <chart:title svg:x="4.324cm" svg:y="10.973cm" chart:style-name="ch6">
              <text:p>Number of Clusters</text:p>
            </chart:title>
            <chart:categories table:cell-range-address="Sheet1.H1:Sheet1.H1"/>
          </chart:axis>
          <chart:axis chart:dimension="y" chart:name="primary-y" chart:style-name="ch5">
            <chart:title svg:x="0.271cm" svg:y="6.531cm" chart:style-name="ch7">
              <text:p>Precision</text:p>
            </chart:title>
            <chart:grid chart:style-name="ch8" chart:class="major"/>
          </chart:axis>
          <chart:series chart:style-name="ch9" chart:values-cell-range-address="Sheet1.B1:Sheet1.B20" chart:label-cell-address="Sheet1.H1:Sheet1.H1" chart:class="chart:scatter">
            <chart:domain table:cell-range-address="Sheet1.A1:Sheet1.A20"/>
            <chart:data-point chart:repeated="20"/>
          </chart:series>
          <chart:series chart:style-name="ch10" chart:values-cell-range-address="Sheet1.C1:Sheet1.C20" chart:label-cell-address="Sheet1.H2:Sheet1.H2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H1:Sheet1.H1">True Positive</text:p>
              </table:table-cell>
              <table:table-cell office:value-type="string">
                <text:p text:id="Sheet1.H2:Sheet1.H2">False Positive</text:p>
              </table:table-cell>
            </table:table-row>
          </table:table-header-rows>
          <table:table-rows>
            <table:table-row>
              <table:table-cell office:value-type="string">
                <text:p text:id="Sheet1.H1:Sheet1.H1">True Positive</text:p>
              </table:table-cell>
              <table:table-cell office:value-type="float" office:value="100">
                <text:p text:id="Sheet1.A1:Sheet1.A20">100</text:p>
              </table:table-cell>
              <table:table-cell office:value-type="float" office:value="0.635294">
                <text:p text:id="Sheet1.B1:Sheet1.B20">0.635294</text:p>
              </table:table-cell>
              <table:table-cell office:value-type="float" office:value="0.244186">
                <text:p text:id="Sheet1.C1:Sheet1.C20">0.244186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623529">
                <text:p>0.623529</text:p>
              </table:table-cell>
              <table:table-cell office:value-type="float" office:value="0.290698">
                <text:p>0.290698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0.647059">
                <text:p>0.647059</text:p>
              </table:table-cell>
              <table:table-cell office:value-type="float" office:value="0.139535">
                <text:p>0.139535</text:p>
              </table:table-cell>
            </table:table-row>
            <table:table-row>
              <table:table-cell office:value-type="string"/>
              <table:table-cell office:value-type="float" office:value="400">
                <text:p>400</text:p>
              </table:table-cell>
              <table:table-cell office:value-type="float" office:value="0.670588">
                <text:p>0.670588</text:p>
              </table:table-cell>
              <table:table-cell office:value-type="float" office:value="0.244186">
                <text:p>0.244186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0.752941">
                <text:p>0.752941</text:p>
              </table:table-cell>
              <table:table-cell office:value-type="float" office:value="0.27907">
                <text:p>0.27907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0.776471">
                <text:p>0.776471</text:p>
              </table:table-cell>
              <table:table-cell office:value-type="float" office:value="0.232558">
                <text:p>0.232558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0.752941">
                <text:p>0.752941</text:p>
              </table:table-cell>
              <table:table-cell office:value-type="float" office:value="0.267442">
                <text:p>0.267442</text:p>
              </table:table-cell>
            </table:table-row>
            <table:table-row>
              <table:table-cell office:value-type="string"/>
              <table:table-cell office:value-type="float" office:value="800">
                <text:p>800</text:p>
              </table:table-cell>
              <table:table-cell office:value-type="float" office:value="0.776471">
                <text:p>0.776471</text:p>
              </table:table-cell>
              <table:table-cell office:value-type="float" office:value="0.313953">
                <text:p>0.313953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0.8">
                <text:p>0.8</text:p>
              </table:table-cell>
              <table:table-cell office:value-type="float" office:value="0.313953">
                <text:p>0.313953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811765">
                <text:p>0.811765</text:p>
              </table:table-cell>
              <table:table-cell office:value-type="float" office:value="0.337209">
                <text:p>0.337209</text:p>
              </table:table-cell>
            </table:table-row>
            <table:table-row>
              <table:table-cell office:value-type="string"/>
              <table:table-cell office:value-type="float" office:value="1100">
                <text:p>1100</text:p>
              </table:table-cell>
              <table:table-cell office:value-type="float" office:value="0.835294">
                <text:p>0.835294</text:p>
              </table:table-cell>
              <table:table-cell office:value-type="float" office:value="0.395349">
                <text:p>0.395349</text:p>
              </table:table-cell>
            </table:table-row>
            <table:table-row>
              <table:table-cell office:value-type="string"/>
              <table:table-cell office:value-type="float" office:value="1200">
                <text:p>1200</text:p>
              </table:table-cell>
              <table:table-cell office:value-type="float" office:value="0.858824">
                <text:p>0.858824</text:p>
              </table:table-cell>
              <table:table-cell office:value-type="float" office:value="0.337209">
                <text:p>0.337209</text:p>
              </table:table-cell>
            </table:table-row>
            <table:table-row>
              <table:table-cell office:value-type="string"/>
              <table:table-cell office:value-type="float" office:value="1300">
                <text:p>1300</text:p>
              </table:table-cell>
              <table:table-cell office:value-type="float" office:value="0.870588">
                <text:p>0.870588</text:p>
              </table:table-cell>
              <table:table-cell office:value-type="float" office:value="0.488372">
                <text:p>0.488372</text:p>
              </table:table-cell>
            </table:table-row>
            <table:table-row>
              <table:table-cell office:value-type="string"/>
              <table:table-cell office:value-type="float" office:value="1400">
                <text:p>1400</text:p>
              </table:table-cell>
              <table:table-cell office:value-type="float" office:value="0.823529">
                <text:p>0.823529</text:p>
              </table:table-cell>
              <table:table-cell office:value-type="float" office:value="0.465116">
                <text:p>0.465116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0.858824">
                <text:p>0.858824</text:p>
              </table:table-cell>
              <table:table-cell office:value-type="float" office:value="0.395349">
                <text:p>0.395349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0.858824">
                <text:p>0.858824</text:p>
              </table:table-cell>
              <table:table-cell office:value-type="float" office:value="0.418605">
                <text:p>0.418605</text:p>
              </table:table-cell>
            </table:table-row>
            <table:table-row>
              <table:table-cell office:value-type="string"/>
              <table:table-cell office:value-type="float" office:value="1700">
                <text:p>1700</text:p>
              </table:table-cell>
              <table:table-cell office:value-type="float" office:value="0.870588">
                <text:p>0.870588</text:p>
              </table:table-cell>
              <table:table-cell office:value-type="float" office:value="0.453488">
                <text:p>0.453488</text:p>
              </table:table-cell>
            </table:table-row>
            <table:table-row>
              <table:table-cell office:value-type="string"/>
              <table:table-cell office:value-type="float" office:value="1800">
                <text:p>1800</text:p>
              </table:table-cell>
              <table:table-cell office:value-type="float" office:value="0.870588">
                <text:p>0.870588</text:p>
              </table:table-cell>
              <table:table-cell office:value-type="float" office:value="0.453488">
                <text:p>0.453488</text:p>
              </table:table-cell>
            </table:table-row>
            <table:table-row>
              <table:table-cell office:value-type="string"/>
              <table:table-cell office:value-type="float" office:value="1900">
                <text:p>1900</text:p>
              </table:table-cell>
              <table:table-cell office:value-type="float" office:value="0.894118">
                <text:p>0.894118</text:p>
              </table:table-cell>
              <table:table-cell office:value-type="float" office:value="0.430233">
                <text:p>0.430233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0.870588">
                <text:p>0.870588</text:p>
              </table:table-cell>
              <table:table-cell office:value-type="float" office:value="0.418605">
                <text:p>0.418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64cm" svg:height="12.393cm" xlink:href=".." chart:class="chart:scatter" chart:style-name="ch1">
        <chart:title svg:x="3.589cm" svg:y="0.248cm" chart:style-name="ch2">
          <text:p>Results for the Test Set using SIFT</text:p>
        </chart:title>
        <chart:legend chart:legend-position="end" svg:x="11.432cm" svg:y="5.727cm" chart:style-name="ch3"/>
        <chart:plot-area chart:style-name="ch4" table:cell-range-address="Sheet1.A24:Sheet1.C43 Sheet1.H1:Sheet1.H2" chart:data-source-has-labels="row" svg:x="0.365cm" svg:y="0.998cm" svg:width="10.785cm" svg:height="10.855cm">
          <chart:axis chart:dimension="x" chart:name="primary-x" chart:style-name="ch5">
            <chart:title svg:x="4.654cm" svg:y="11.528cm" chart:style-name="ch6">
              <text:p>Number of Clusters</text:p>
            </chart:title>
          </chart:axis>
          <chart:axis chart:dimension="y" chart:name="primary-y" chart:style-name="ch5">
            <chart:title svg:x="0.284cm" svg:y="6.814cm" chart:style-name="ch7">
              <text:p>Precision</text:p>
            </chart:title>
            <chart:grid chart:style-name="ch8" chart:class="major"/>
          </chart:axis>
          <chart:series chart:style-name="ch9" chart:values-cell-range-address="Sheet1.B24:Sheet1.B43" chart:label-cell-address="Sheet1.H1:Sheet1.H1" chart:class="chart:scatter">
            <chart:domain table:cell-range-address="Sheet1.A24:Sheet1.A43"/>
            <chart:data-point chart:repeated="20"/>
          </chart:series>
          <chart:series chart:style-name="ch10" chart:values-cell-range-address="Sheet1.C24:Sheet1.C43" chart:label-cell-address="Sheet1.H2:Sheet1.H2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H1:Sheet1.H1">True Positive</text:p>
              </table:table-cell>
              <table:table-cell office:value-type="string">
                <text:p text:id="Sheet1.H2:Sheet1.H2">False Posi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A24:Sheet1.A43">100</text:p>
              </table:table-cell>
              <table:table-cell office:value-type="float" office:value="0.517647">
                <text:p text:id="Sheet1.B24:Sheet1.B43">0.517647</text:p>
              </table:table-cell>
              <table:table-cell office:value-type="float" office:value="0.244186">
                <text:p text:id="Sheet1.C24:Sheet1.C43">0.2441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564706">
                <text:p>0.564706</text:p>
              </table:table-cell>
              <table:table-cell office:value-type="float" office:value="0.255814">
                <text:p>0.255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529412">
                <text:p>0.529412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682353">
                <text:p>0.682353</text:p>
              </table:table-cell>
              <table:table-cell office:value-type="float" office:value="0.186047">
                <text:p>0.186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764706">
                <text:p>0.764706</text:p>
              </table:table-cell>
              <table:table-cell office:value-type="float" office:value="0.290698">
                <text:p>0.290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776471">
                <text:p>0.776471</text:p>
              </table:table-cell>
              <table:table-cell office:value-type="float" office:value="0.372093">
                <text:p>0.372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8">
                <text:p>0.8</text:p>
              </table:table-cell>
              <table:table-cell office:value-type="float" office:value="0.406977">
                <text:p>0.406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694118">
                <text:p>0.694118</text:p>
              </table:table-cell>
              <table:table-cell office:value-type="float" office:value="0.302326">
                <text:p>0.302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564706">
                <text:p>0.564706</text:p>
              </table:table-cell>
              <table:table-cell office:value-type="float" office:value="0.302326">
                <text:p>0.302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670588">
                <text:p>0.670588</text:p>
              </table:table-cell>
              <table:table-cell office:value-type="float" office:value="0.290698">
                <text:p>0.290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623529">
                <text:p>0.623529</text:p>
              </table:table-cell>
              <table:table-cell office:value-type="float" office:value="0.267442">
                <text:p>0.267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682353">
                <text:p>0.682353</text:p>
              </table:table-cell>
              <table:table-cell office:value-type="float" office:value="0.232558">
                <text:p>0.232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611765">
                <text:p>0.611765</text:p>
              </table:table-cell>
              <table:table-cell office:value-type="float" office:value="0.232558">
                <text:p>0.232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6">
                <text:p>0.6</text:p>
              </table:table-cell>
              <table:table-cell office:value-type="float" office:value="0.174419">
                <text:p>0.174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588235">
                <text:p>0.588235</text:p>
              </table:table-cell>
              <table:table-cell office:value-type="float" office:value="0.209302">
                <text:p>0.209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564706">
                <text:p>0.564706</text:p>
              </table:table-cell>
              <table:table-cell office:value-type="float" office:value="0.197674">
                <text:p>0.197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576471">
                <text:p>0.576471</text:p>
              </table:table-cell>
              <table:table-cell office:value-type="float" office:value="0.162791">
                <text:p>0.162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588235">
                <text:p>0.588235</text:p>
              </table:table-cell>
              <table:table-cell office:value-type="float" office:value="0.162791">
                <text:p>0.162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517647">
                <text:p>0.517647</text:p>
              </table:table-cell>
              <table:table-cell office:value-type="float" office:value="0.162791">
                <text:p>0.162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494118">
                <text:p>0.494118</text:p>
              </table:table-cell>
              <table:table-cell office:value-type="float" office:value="0.174419">
                <text:p>0.1744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